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aa0055" draw:textarea-horizontal-align="justify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95402a" draw:textarea-horizontal-align="justify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808000" draw:textarea-horizontal-align="justify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ff0000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aa0055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808000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5500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4411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3322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5" style:family="graphic" style:parent-style-name="standard">
      <style:graphic-properties draw:stroke="solid" svg:stroke-width="0.053cm" svg:stroke-color="#000000" draw:stroke-linejoin="miter" draw:fill="solid" draw:fill-color="#2233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1144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0000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0018e7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0031ce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0049b6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00619e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2" style:family="graphic" style:parent-style-name="standard">
      <style:graphic-properties draw:stroke="solid" svg:stroke-width="0.053cm" svg:stroke-color="#000000" draw:stroke-linejoin="miter" draw:fill="solid" draw:fill-color="#007986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3" style:family="graphic" style:parent-style-name="standard">
      <style:graphic-properties draw:stroke="solid" svg:stroke-width="0.053cm" svg:stroke-color="#000000" draw:stroke-linejoin="miter" draw:fill="solid" draw:fill-color="#443388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336666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27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  <loext:fill-complex-color loext:theme-type="light1" loext:color-type="theme"/>
      </style:graphic-properties>
    </style:style>
    <style:style style:name="gr28" style:family="graphic" style:parent-style-name="standard">
      <style:graphic-properties draw:stroke="solid" svg:stroke-width="0.053cm" svg:stroke-color="#000000" draw:stroke-linejoin="miter" draw:fill="solid" draw:fill-color="#0055aa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29" style:family="graphic" style:parent-style-name="standard">
      <style:graphic-properties draw:stroke="solid" svg:stroke-width="0.053cm" svg:stroke-color="#000000" draw:stroke-linejoin="miter" draw:fill="solid" draw:fill-color="#00926d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0" style:family="graphic" style:parent-style-name="standard">
      <style:graphic-properties draw:stroke="solid" svg:stroke-width="0.053cm" svg:stroke-color="#000000" draw:stroke-linejoin="miter" draw:fill="solid" draw:fill-color="#00aa55" draw:textarea-horizontal-align="justify" draw:textarea-vertical-align="middle" draw:auto-grow-height="false" draw:fit-to-size="false" style:shrink-to-fit="false" fo:min-height="0.137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1" style:family="graphic" style:parent-style-name="standard">
      <style:graphic-properties draw:stroke="solid" svg:stroke-width="0.053cm" svg:stroke-color="#000000" draw:stroke-linejoin="miter" draw:fill="solid" draw:fill-color="#229944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2" style:family="graphic" style:parent-style-name="standard">
      <style:graphic-properties draw:stroke="solid" svg:stroke-width="0.053cm" svg:stroke-color="#000000" draw:stroke-linejoin="miter" draw:fill="solid" draw:fill-color="#11cc22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3" style:family="graphic" style:parent-style-name="standard">
      <style:graphic-properties draw:stroke="solid" svg:stroke-width="0.053cm" svg:stroke-color="#000000" draw:stroke-linejoin="miter" draw:fill="solid" draw:fill-color="#00ff00" draw:textarea-horizontal-align="justify" draw:textarea-vertical-align="middle" draw:auto-grow-height="false" draw:fit-to-size="false" style:shrink-to-fit="false" fo:min-height="0.193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4" style:family="graphic" style:parent-style-name="standard">
      <style:graphic-properties draw:stroke="solid" svg:stroke-width="0.053cm" svg:stroke-color="#000000" draw:stroke-linejoin="miter" draw:fill="solid" draw:fill-color="#00ff00" draw:textarea-horizontal-align="justify" draw:textarea-vertical-align="middle" draw:auto-grow-height="false" draw:fit-to-size="false" style:shrink-to-fit="false" fo:min-height="0.141cm" fo:min-width="0cm" fo:padding-top="0.125cm" fo:padding-bottom="0.125cm" fo:padding-left="0.25cm" fo:padding-right="0.25cm" fo:wrap-option="no-wrap" loext:decorative="false">
        <loext:stroke-complex-color loext:theme-type="dark1" loext:color-type="theme"/>
      </style:graphic-properties>
    </style:style>
    <style:style style:name="gr35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8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9" style:family="graphic">
      <style:graphic-properties style:protect="size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solid" draw:fill-color="#aa005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95402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808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solid" draw:fill-color="#ff0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6" style:family="paragraph">
      <loext:graphic-properties draw:fill="solid" draw:fill-color="#5500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7" style:family="paragraph">
      <loext:graphic-properties draw:fill="solid" draw:fill-color="#4411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="solid" draw:fill-color="#3322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9" style:family="paragraph">
      <loext:graphic-properties draw:fill="solid" draw:fill-color="#2233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solid" draw:fill-color="#1144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1" style:family="paragraph">
      <loext:graphic-properties draw:fill="solid" draw:fill-color="#0000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2" style:family="paragraph">
      <loext:graphic-properties draw:fill="solid" draw:fill-color="#0018e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solid" draw:fill-color="#0031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solid" draw:fill-color="#0049b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00619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00798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loext:graphic-properties draw:fill="solid" draw:fill-color="#443388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8" style:family="paragraph">
      <loext:graphic-properties draw:fill="solid" draw:fill-color="#33666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9" style:family="paragraph">
      <loext:graphic-properties draw:fill="solid" draw:fill-color="#0055a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0" style:family="paragraph">
      <loext:graphic-properties draw:fill="solid" draw:fill-color="#00926d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1" style:family="paragraph">
      <loext:graphic-properties draw:fill="solid" draw:fill-color="#00aa5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2" style:family="paragraph">
      <loext:graphic-properties draw:fill="solid" draw:fill-color="#229944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3" style:family="paragraph">
      <loext:graphic-properties draw:fill="solid" draw:fill-color="#11cc22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4" style:family="paragraph">
      <loext:graphic-properties draw:fill="solid" draw:fill-color="#00ff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g draw:name="Group 659" draw:style-name="gr1">
          <draw:g draw:name="Group 424" draw:style-name="gr1">
            <draw:g draw:name="Group 365" draw:style-name="gr1">
              <draw:g draw:name="Group 4" draw:style-name="gr2">
                <draw:line draw:name="Line 5" draw:style-name="gr3" draw:text-style-name="P1" draw:layer="layout" svg:x1="0.948cm" svg:y1="0.948cm" svg:x2="0.949cm" svg:y2="10.305cm">
                  <text:p/>
                </draw:line>
                <draw:line draw:name="Line 6" draw:style-name="gr3" draw:text-style-name="P1" draw:layer="layout" svg:x1="0.948cm" svg:y1="10.305cm" svg:x2="12.175cm" svg:y2="10.306cm">
                  <text:p/>
                </draw:line>
                <draw:line draw:name="Line 7" draw:style-name="gr3" draw:text-style-name="P1" draw:layer="layout" svg:x1="12.175cm" svg:y1="10.305cm" svg:x2="12.176cm" svg:y2="0.948cm">
                  <text:p/>
                </draw:line>
                <draw:line draw:name="Line 8" draw:style-name="gr3" draw:text-style-name="P1" draw:layer="layout" svg:x1="12.175cm" svg:y1="0.948cm" svg:x2="0.948cm" svg:y2="0.949cm">
                  <text:p/>
                </draw:line>
                <draw:line draw:name="Line 9" draw:style-name="gr3" draw:text-style-name="P1" draw:layer="layout" svg:x1="2.819cm" svg:y1="0.948cm" svg:x2="2.82cm" svg:y2="10.305cm">
                  <text:p/>
                </draw:line>
                <draw:line draw:name="Line 10" draw:style-name="gr3" draw:text-style-name="P1" draw:layer="layout" svg:x1="4.69cm" svg:y1="0.948cm" svg:x2="4.691cm" svg:y2="10.305cm">
                  <text:p/>
                </draw:line>
                <draw:line draw:name="Line 11" draw:style-name="gr3" draw:text-style-name="P1" draw:layer="layout" svg:x1="6.561cm" svg:y1="0.948cm" svg:x2="6.562cm" svg:y2="10.305cm">
                  <text:p/>
                </draw:line>
                <draw:line draw:name="Line 12" draw:style-name="gr3" draw:text-style-name="P1" draw:layer="layout" svg:x1="8.432cm" svg:y1="0.948cm" svg:x2="8.433cm" svg:y2="10.305cm">
                  <text:p/>
                </draw:line>
                <draw:line draw:name="Line 13" draw:style-name="gr3" draw:text-style-name="P1" draw:layer="layout" svg:x1="10.304cm" svg:y1="0.948cm" svg:x2="10.305cm" svg:y2="10.305cm">
                  <text:p/>
                </draw:line>
                <draw:line draw:name="Line 14" draw:style-name="gr3" draw:text-style-name="P1" draw:layer="layout" svg:x1="0.948cm" svg:y1="2.819cm" svg:x2="12.175cm" svg:y2="2.82cm">
                  <text:p/>
                </draw:line>
                <draw:line draw:name="Line 15" draw:style-name="gr3" draw:text-style-name="P1" draw:layer="layout" svg:x1="0.948cm" svg:y1="4.691cm" svg:x2="12.175cm" svg:y2="4.692cm">
                  <text:p/>
                </draw:line>
                <draw:line draw:name="Line 16" draw:style-name="gr3" draw:text-style-name="P1" draw:layer="layout" svg:x1="0.948cm" svg:y1="6.562cm" svg:x2="12.175cm" svg:y2="6.563cm">
                  <text:p/>
                </draw:line>
                <draw:line draw:name="Line 17" draw:style-name="gr3" draw:text-style-name="P1" draw:layer="layout" svg:x1="0.948cm" svg:y1="8.434cm" svg:x2="12.175cm" svg:y2="8.435cm">
                  <text:p/>
                </draw:line>
                <draw:line draw:name="Line 18" draw:style-name="gr3" draw:text-style-name="P1" draw:layer="layout" svg:x1="0.948cm" svg:y1="8.434cm" svg:x2="11.239cm" svg:y2="8.435cm">
                  <text:p/>
                </draw:line>
              </draw:g>
              <draw:custom-shape draw:name="Oval 19" draw:style-name="gr4" draw:text-style-name="P1" draw:layer="layout" svg:width="0.621cm" svg:height="0.621cm" svg:x="0.63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.50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4.379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6.249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8.12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9.992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11.86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11.86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0.63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.50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4.379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6.249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8.12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9.992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0.635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.505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4.379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6.249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6" draw:text-style-name="P2" draw:layer="layout" svg:width="0.621cm" svg:height="0.621cm" svg:x="8.123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7" draw:text-style-name="P3" draw:layer="layout" svg:width="0.625cm" svg:height="0.621cm" svg:x="9.992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8" draw:text-style-name="P4" draw:layer="layout" svg:width="0.621cm" svg:height="0.621cm" svg:x="11.867cm" svg:y="6.25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0.635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.505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4.379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6.249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8.123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9" draw:text-style-name="P5" draw:layer="layout" svg:width="0.625cm" svg:height="0.625cm" svg:x="9.992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11.867cm" svg:y="4.37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0.635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4" draw:text-style-name="P1" draw:layer="layout" svg:width="0.625cm" svg:height="0.621cm" svg:x="2.505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4" draw:text-style-name="P1" draw:layer="layout" svg:width="0.621cm" svg:height="0.621cm" svg:x="4.379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6.249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8.123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9.992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11.867cm" svg:y="2.509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0.635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.505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4.379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5" draw:text-style-name="P1" draw:layer="layout" svg:width="0.625cm" svg:height="0.625cm" svg:x="6.249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8.123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9.992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11.867cm" svg:y="0.63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366" draw:style-name="gr1">
              <draw:g draw:name="Group 4" draw:style-name="gr2">
                <draw:line draw:name="Line 5" draw:style-name="gr3" draw:text-style-name="P1" draw:layer="layout" svg:x1="0.948cm" svg:y1="8.433cm" svg:x2="0.949cm" svg:y2="17.79cm">
                  <text:p/>
                </draw:line>
                <draw:line draw:name="Line 6" draw:style-name="gr3" draw:text-style-name="P1" draw:layer="layout" svg:x1="0.948cm" svg:y1="17.79cm" svg:x2="12.175cm" svg:y2="17.791cm">
                  <text:p/>
                </draw:line>
                <draw:line draw:name="Line 7" draw:style-name="gr3" draw:text-style-name="P1" draw:layer="layout" svg:x1="12.175cm" svg:y1="17.79cm" svg:x2="12.176cm" svg:y2="8.433cm">
                  <text:p/>
                </draw:line>
                <draw:line draw:name="Line 8" draw:style-name="gr3" draw:text-style-name="P1" draw:layer="layout" svg:x1="12.175cm" svg:y1="8.433cm" svg:x2="0.948cm" svg:y2="8.434cm">
                  <text:p/>
                </draw:line>
                <draw:line draw:name="Line 9" draw:style-name="gr3" draw:text-style-name="P1" draw:layer="layout" svg:x1="2.819cm" svg:y1="8.433cm" svg:x2="2.82cm" svg:y2="17.79cm">
                  <text:p/>
                </draw:line>
                <draw:line draw:name="Line 10" draw:style-name="gr3" draw:text-style-name="P1" draw:layer="layout" svg:x1="4.69cm" svg:y1="8.433cm" svg:x2="4.691cm" svg:y2="17.79cm">
                  <text:p/>
                </draw:line>
                <draw:line draw:name="Line 11" draw:style-name="gr3" draw:text-style-name="P1" draw:layer="layout" svg:x1="6.561cm" svg:y1="8.433cm" svg:x2="6.562cm" svg:y2="17.79cm">
                  <text:p/>
                </draw:line>
                <draw:line draw:name="Line 12" draw:style-name="gr3" draw:text-style-name="P1" draw:layer="layout" svg:x1="8.432cm" svg:y1="8.433cm" svg:x2="8.433cm" svg:y2="17.79cm">
                  <text:p/>
                </draw:line>
                <draw:line draw:name="Line 13" draw:style-name="gr3" draw:text-style-name="P1" draw:layer="layout" svg:x1="10.304cm" svg:y1="8.433cm" svg:x2="10.305cm" svg:y2="17.79cm">
                  <text:p/>
                </draw:line>
                <draw:line draw:name="Line 14" draw:style-name="gr3" draw:text-style-name="P1" draw:layer="layout" svg:x1="0.948cm" svg:y1="10.304cm" svg:x2="12.175cm" svg:y2="10.305cm">
                  <text:p/>
                </draw:line>
                <draw:line draw:name="Line 15" draw:style-name="gr3" draw:text-style-name="P1" draw:layer="layout" svg:x1="0.948cm" svg:y1="12.176cm" svg:x2="12.175cm" svg:y2="12.177cm">
                  <text:p/>
                </draw:line>
                <draw:line draw:name="Line 16" draw:style-name="gr3" draw:text-style-name="P1" draw:layer="layout" svg:x1="0.948cm" svg:y1="14.047cm" svg:x2="12.175cm" svg:y2="14.048cm">
                  <text:p/>
                </draw:line>
                <draw:line draw:name="Line 17" draw:style-name="gr3" draw:text-style-name="P1" draw:layer="layout" svg:x1="0.948cm" svg:y1="15.919cm" svg:x2="12.175cm" svg:y2="15.92cm">
                  <text:p/>
                </draw:line>
                <draw:line draw:name="Line 18" draw:style-name="gr3" draw:text-style-name="P1" draw:layer="layout" svg:x1="0.948cm" svg:y1="15.919cm" svg:x2="11.239cm" svg:y2="15.92cm">
                  <text:p/>
                </draw:line>
              </draw:g>
              <draw:custom-shape draw:name="Oval 19" draw:style-name="gr4" draw:text-style-name="P1" draw:layer="layout" svg:width="0.621cm" svg:height="0.621cm" svg:x="0.635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2.505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4.379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6.249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8.123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9.992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11.867cm" svg:y="17.4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11.867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0.635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2.505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4.379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9" draw:text-style-name="P5" draw:layer="layout" svg:width="0.625cm" svg:height="0.625cm" svg:x="6.249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8.123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9.992cm" svg:y="15.60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0.635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2.505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4.379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10" draw:text-style-name="P2" draw:layer="layout" svg:width="0.625cm" svg:height="0.621cm" svg:x="6.249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11" draw:text-style-name="P4" draw:layer="layout" svg:width="0.621cm" svg:height="0.621cm" svg:x="8.123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9.992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11.867cm" svg:y="13.7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5" draw:text-style-name="P1" draw:layer="layout" svg:width="0.621cm" svg:height="0.625cm" svg:x="0.635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5" draw:text-style-name="P1" draw:layer="layout" svg:width="0.625cm" svg:height="0.625cm" svg:x="2.505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12" draw:text-style-name="P6" draw:layer="layout" svg:width="0.621cm" svg:height="0.625cm" svg:x="4.379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13" draw:text-style-name="P7" draw:layer="layout" svg:width="0.625cm" svg:height="0.625cm" svg:x="6.249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14" draw:text-style-name="P8" draw:layer="layout" svg:width="0.621cm" svg:height="0.625cm" svg:x="8.123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15" draw:text-style-name="P9" draw:layer="layout" svg:width="0.625cm" svg:height="0.625cm" svg:x="9.992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16" draw:text-style-name="P10" draw:layer="layout" svg:width="0.621cm" svg:height="0.625cm" svg:x="11.867cm" svg:y="11.86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4" draw:text-style-name="P1" draw:layer="layout" svg:width="0.621cm" svg:height="0.621cm" svg:x="0.635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17" draw:text-style-name="P11" draw:layer="layout" svg:width="0.625cm" svg:height="0.621cm" svg:x="2.505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18" draw:text-style-name="P12" draw:layer="layout" svg:width="0.621cm" svg:height="0.621cm" svg:x="4.379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19" draw:text-style-name="P13" draw:layer="layout" svg:width="0.625cm" svg:height="0.621cm" svg:x="6.249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20" draw:text-style-name="P14" draw:layer="layout" svg:width="0.621cm" svg:height="0.621cm" svg:x="8.123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21" draw:text-style-name="P15" draw:layer="layout" svg:width="0.625cm" svg:height="0.621cm" svg:x="9.992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22" draw:text-style-name="P16" draw:layer="layout" svg:width="0.621cm" svg:height="0.621cm" svg:x="11.867cm" svg:y="9.994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5" draw:text-style-name="P1" draw:layer="layout" svg:width="0.621cm" svg:height="0.625cm" svg:x="0.635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5" draw:text-style-name="P1" draw:layer="layout" svg:width="0.625cm" svg:height="0.625cm" svg:x="2.505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5" draw:text-style-name="P1" draw:layer="layout" svg:width="0.621cm" svg:height="0.625cm" svg:x="4.379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12" draw:text-style-name="P6" draw:layer="layout" svg:width="0.625cm" svg:height="0.625cm" svg:x="6.249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23" draw:text-style-name="P17" draw:layer="layout" svg:width="0.621cm" svg:height="0.625cm" svg:x="8.123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24" draw:text-style-name="P18" draw:layer="layout" svg:width="0.625cm" svg:height="0.625cm" svg:x="9.992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11.867cm" svg:y="8.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Group 425" draw:style-name="gr1">
            <draw:g draw:name="Group 426" draw:style-name="gr1">
              <draw:g draw:name="Group 4" draw:style-name="gr2">
                <draw:line draw:name="Line 5" draw:style-name="gr25" draw:text-style-name="P1" draw:layer="layout" svg:x1="12.186cm" svg:y1="0.951cm" svg:x2="12.187cm" svg:y2="10.308cm">
                  <text:p/>
                </draw:line>
                <draw:line draw:name="Line 6" draw:style-name="gr25" draw:text-style-name="P1" draw:layer="layout" svg:x1="12.186cm" svg:y1="10.308cm" svg:x2="23.413cm" svg:y2="10.309cm">
                  <text:p/>
                </draw:line>
                <draw:line draw:name="Line 7" draw:style-name="gr25" draw:text-style-name="P1" draw:layer="layout" svg:x1="23.413cm" svg:y1="10.308cm" svg:x2="23.414cm" svg:y2="0.951cm">
                  <text:p/>
                </draw:line>
                <draw:line draw:name="Line 8" draw:style-name="gr25" draw:text-style-name="P1" draw:layer="layout" svg:x1="23.413cm" svg:y1="0.951cm" svg:x2="12.186cm" svg:y2="0.952cm">
                  <text:p/>
                </draw:line>
                <draw:line draw:name="Line 9" draw:style-name="gr25" draw:text-style-name="P1" draw:layer="layout" svg:x1="14.057cm" svg:y1="0.951cm" svg:x2="14.058cm" svg:y2="10.308cm">
                  <text:p/>
                </draw:line>
                <draw:line draw:name="Line 10" draw:style-name="gr25" draw:text-style-name="P1" draw:layer="layout" svg:x1="15.928cm" svg:y1="0.951cm" svg:x2="15.929cm" svg:y2="10.308cm">
                  <text:p/>
                </draw:line>
                <draw:line draw:name="Line 11" draw:style-name="gr25" draw:text-style-name="P1" draw:layer="layout" svg:x1="17.8cm" svg:y1="0.951cm" svg:x2="17.801cm" svg:y2="10.308cm">
                  <text:p/>
                </draw:line>
                <draw:line draw:name="Line 12" draw:style-name="gr25" draw:text-style-name="P1" draw:layer="layout" svg:x1="19.671cm" svg:y1="0.951cm" svg:x2="19.672cm" svg:y2="10.308cm">
                  <text:p/>
                </draw:line>
                <draw:line draw:name="Line 13" draw:style-name="gr25" draw:text-style-name="P1" draw:layer="layout" svg:x1="21.542cm" svg:y1="0.951cm" svg:x2="21.543cm" svg:y2="10.308cm">
                  <text:p/>
                </draw:line>
                <draw:line draw:name="Line 14" draw:style-name="gr25" draw:text-style-name="P1" draw:layer="layout" svg:x1="12.186cm" svg:y1="2.822cm" svg:x2="23.413cm" svg:y2="2.823cm">
                  <text:p/>
                </draw:line>
                <draw:line draw:name="Line 15" draw:style-name="gr25" draw:text-style-name="P1" draw:layer="layout" svg:x1="12.186cm" svg:y1="4.694cm" svg:x2="23.413cm" svg:y2="4.695cm">
                  <text:p/>
                </draw:line>
                <draw:line draw:name="Line 16" draw:style-name="gr25" draw:text-style-name="P1" draw:layer="layout" svg:x1="12.186cm" svg:y1="6.565cm" svg:x2="23.413cm" svg:y2="6.566cm">
                  <text:p/>
                </draw:line>
                <draw:line draw:name="Line 17" draw:style-name="gr25" draw:text-style-name="P1" draw:layer="layout" svg:x1="12.186cm" svg:y1="8.437cm" svg:x2="23.413cm" svg:y2="8.438cm">
                  <text:p/>
                </draw:line>
                <draw:line draw:name="Line 18" draw:style-name="gr25" draw:text-style-name="P1" draw:layer="layout" svg:x1="12.186cm" svg:y1="8.437cm" svg:x2="22.478cm" svg:y2="8.438cm">
                  <text:p/>
                </draw:line>
              </draw:g>
              <draw:custom-shape draw:name="Oval 19" draw:style-name="gr4" draw:text-style-name="P1" draw:layer="layout" svg:width="0.621cm" svg:height="0.621cm" svg:x="11.873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13.743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15.617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26" draw:text-style-name="P1" draw:layer="layout" svg:width="0.625cm" svg:height="0.621cm" svg:x="17.487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26" draw:text-style-name="P1" draw:layer="layout" svg:width="0.621cm" svg:height="0.621cm" svg:x="19.36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26" draw:text-style-name="P1" draw:layer="layout" svg:width="0.625cm" svg:height="0.621cm" svg:x="21.23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26" draw:text-style-name="P1" draw:layer="layout" svg:width="0.621cm" svg:height="0.621cm" svg:x="23.105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27" draw:text-style-name="P1" draw:layer="layout" svg:width="0.621cm" svg:height="0.625cm" svg:x="23.105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11.873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13.743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15.617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27" draw:text-style-name="P1" draw:layer="layout" svg:width="0.625cm" svg:height="0.625cm" svg:x="17.487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27" draw:text-style-name="P1" draw:layer="layout" svg:width="0.621cm" svg:height="0.625cm" svg:x="19.36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27" draw:text-style-name="P1" draw:layer="layout" svg:width="0.625cm" svg:height="0.625cm" svg:x="21.23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8" draw:text-style-name="P4" draw:layer="layout" svg:width="0.621cm" svg:height="0.621cm" svg:x="11.873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4" draw:text-style-name="P1" draw:layer="layout" svg:width="0.625cm" svg:height="0.621cm" svg:x="13.743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15.617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26" draw:text-style-name="P1" draw:layer="layout" svg:width="0.625cm" svg:height="0.621cm" svg:x="17.487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26" draw:text-style-name="P1" draw:layer="layout" svg:width="0.621cm" svg:height="0.621cm" svg:x="19.36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26" draw:text-style-name="P1" draw:layer="layout" svg:width="0.625cm" svg:height="0.621cm" svg:x="21.23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26" draw:text-style-name="P1" draw:layer="layout" svg:width="0.621cm" svg:height="0.621cm" svg:x="23.105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27" draw:text-style-name="P1" draw:layer="layout" svg:width="0.621cm" svg:height="0.625cm" svg:x="11.873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27" draw:text-style-name="P1" draw:layer="layout" svg:width="0.625cm" svg:height="0.625cm" svg:x="13.743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27" draw:text-style-name="P1" draw:layer="layout" svg:width="0.621cm" svg:height="0.625cm" svg:x="15.617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27" draw:text-style-name="P1" draw:layer="layout" svg:width="0.625cm" svg:height="0.625cm" svg:x="17.487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27" draw:text-style-name="P1" draw:layer="layout" svg:width="0.621cm" svg:height="0.625cm" svg:x="19.36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27" draw:text-style-name="P1" draw:layer="layout" svg:width="0.625cm" svg:height="0.625cm" svg:x="21.23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27" draw:text-style-name="P1" draw:layer="layout" svg:width="0.621cm" svg:height="0.625cm" svg:x="23.105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26" draw:text-style-name="P1" draw:layer="layout" svg:width="0.621cm" svg:height="0.621cm" svg:x="11.873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26" draw:text-style-name="P1" draw:layer="layout" svg:width="0.625cm" svg:height="0.621cm" svg:x="13.743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26" draw:text-style-name="P1" draw:layer="layout" svg:width="0.621cm" svg:height="0.621cm" svg:x="15.617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26" draw:text-style-name="P1" draw:layer="layout" svg:width="0.625cm" svg:height="0.621cm" svg:x="17.487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26" draw:text-style-name="P1" draw:layer="layout" svg:width="0.621cm" svg:height="0.621cm" svg:x="19.36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26" draw:text-style-name="P1" draw:layer="layout" svg:width="0.625cm" svg:height="0.621cm" svg:x="21.23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26" draw:text-style-name="P1" draw:layer="layout" svg:width="0.621cm" svg:height="0.621cm" svg:x="23.105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27" draw:text-style-name="P1" draw:layer="layout" svg:width="0.621cm" svg:height="0.625cm" svg:x="11.873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27" draw:text-style-name="P1" draw:layer="layout" svg:width="0.625cm" svg:height="0.625cm" svg:x="13.743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27" draw:text-style-name="P1" draw:layer="layout" svg:width="0.621cm" svg:height="0.625cm" svg:x="15.617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27" draw:text-style-name="P1" draw:layer="layout" svg:width="0.625cm" svg:height="0.625cm" svg:x="17.487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27" draw:text-style-name="P1" draw:layer="layout" svg:width="0.621cm" svg:height="0.625cm" svg:x="19.36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27" draw:text-style-name="P1" draw:layer="layout" svg:width="0.625cm" svg:height="0.625cm" svg:x="21.23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27" draw:text-style-name="P1" draw:layer="layout" svg:width="0.621cm" svg:height="0.625cm" svg:x="23.105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427" draw:style-name="gr1">
              <draw:g draw:name="Group 4" draw:style-name="gr2">
                <draw:line draw:name="Line 5" draw:style-name="gr3" draw:text-style-name="P1" draw:layer="layout" svg:x1="12.186cm" svg:y1="8.436cm" svg:x2="12.187cm" svg:y2="17.793cm">
                  <text:p/>
                </draw:line>
                <draw:line draw:name="Line 6" draw:style-name="gr3" draw:text-style-name="P1" draw:layer="layout" svg:x1="12.186cm" svg:y1="17.793cm" svg:x2="23.413cm" svg:y2="17.794cm">
                  <text:p/>
                </draw:line>
                <draw:line draw:name="Line 7" draw:style-name="gr3" draw:text-style-name="P1" draw:layer="layout" svg:x1="23.413cm" svg:y1="17.793cm" svg:x2="23.414cm" svg:y2="8.436cm">
                  <text:p/>
                </draw:line>
                <draw:line draw:name="Line 8" draw:style-name="gr3" draw:text-style-name="P1" draw:layer="layout" svg:x1="23.413cm" svg:y1="8.436cm" svg:x2="12.186cm" svg:y2="8.437cm">
                  <text:p/>
                </draw:line>
                <draw:line draw:name="Line 9" draw:style-name="gr3" draw:text-style-name="P1" draw:layer="layout" svg:x1="14.057cm" svg:y1="8.436cm" svg:x2="14.058cm" svg:y2="17.793cm">
                  <text:p/>
                </draw:line>
                <draw:line draw:name="Line 10" draw:style-name="gr3" draw:text-style-name="P1" draw:layer="layout" svg:x1="15.928cm" svg:y1="8.436cm" svg:x2="15.929cm" svg:y2="17.793cm">
                  <text:p/>
                </draw:line>
                <draw:line draw:name="Line 11" draw:style-name="gr3" draw:text-style-name="P1" draw:layer="layout" svg:x1="17.8cm" svg:y1="8.436cm" svg:x2="17.801cm" svg:y2="17.793cm">
                  <text:p/>
                </draw:line>
                <draw:line draw:name="Line 12" draw:style-name="gr3" draw:text-style-name="P1" draw:layer="layout" svg:x1="19.671cm" svg:y1="8.436cm" svg:x2="19.672cm" svg:y2="17.793cm">
                  <text:p/>
                </draw:line>
                <draw:line draw:name="Line 13" draw:style-name="gr3" draw:text-style-name="P1" draw:layer="layout" svg:x1="21.542cm" svg:y1="8.436cm" svg:x2="21.543cm" svg:y2="17.793cm">
                  <text:p/>
                </draw:line>
                <draw:line draw:name="Line 14" draw:style-name="gr3" draw:text-style-name="P1" draw:layer="layout" svg:x1="12.186cm" svg:y1="10.307cm" svg:x2="23.413cm" svg:y2="10.308cm">
                  <text:p/>
                </draw:line>
                <draw:line draw:name="Line 15" draw:style-name="gr3" draw:text-style-name="P1" draw:layer="layout" svg:x1="12.186cm" svg:y1="12.179cm" svg:x2="23.413cm" svg:y2="12.18cm">
                  <text:p/>
                </draw:line>
                <draw:line draw:name="Line 16" draw:style-name="gr3" draw:text-style-name="P1" draw:layer="layout" svg:x1="12.186cm" svg:y1="14.05cm" svg:x2="23.413cm" svg:y2="14.051cm">
                  <text:p/>
                </draw:line>
                <draw:line draw:name="Line 17" draw:style-name="gr3" draw:text-style-name="P1" draw:layer="layout" svg:x1="12.186cm" svg:y1="15.922cm" svg:x2="23.413cm" svg:y2="15.923cm">
                  <text:p/>
                </draw:line>
                <draw:line draw:name="Line 18" draw:style-name="gr3" draw:text-style-name="P1" draw:layer="layout" svg:x1="12.186cm" svg:y1="15.922cm" svg:x2="22.478cm" svg:y2="15.923cm">
                  <text:p/>
                </draw:line>
              </draw:g>
              <draw:custom-shape draw:name="Oval 19" draw:style-name="gr4" draw:text-style-name="P1" draw:layer="layout" svg:width="0.621cm" svg:height="0.621cm" svg:x="11.873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4" draw:text-style-name="P1" draw:layer="layout" svg:width="0.625cm" svg:height="0.621cm" svg:x="13.743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4" draw:text-style-name="P1" draw:layer="layout" svg:width="0.621cm" svg:height="0.621cm" svg:x="15.617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4" draw:text-style-name="P1" draw:layer="layout" svg:width="0.625cm" svg:height="0.621cm" svg:x="17.487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4" draw:text-style-name="P1" draw:layer="layout" svg:width="0.621cm" svg:height="0.621cm" svg:x="19.36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4" draw:text-style-name="P1" draw:layer="layout" svg:width="0.625cm" svg:height="0.621cm" svg:x="21.23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4" draw:text-style-name="P1" draw:layer="layout" svg:width="0.621cm" svg:height="0.621cm" svg:x="23.105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5" draw:text-style-name="P1" draw:layer="layout" svg:width="0.621cm" svg:height="0.625cm" svg:x="23.105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5" draw:text-style-name="P1" draw:layer="layout" svg:width="0.621cm" svg:height="0.625cm" svg:x="11.873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5" draw:text-style-name="P1" draw:layer="layout" svg:width="0.625cm" svg:height="0.625cm" svg:x="13.743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5" draw:text-style-name="P1" draw:layer="layout" svg:width="0.621cm" svg:height="0.625cm" svg:x="15.617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5" draw:text-style-name="P1" draw:layer="layout" svg:width="0.625cm" svg:height="0.625cm" svg:x="17.487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5" draw:text-style-name="P1" draw:layer="layout" svg:width="0.621cm" svg:height="0.625cm" svg:x="19.36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5" draw:text-style-name="P1" draw:layer="layout" svg:width="0.625cm" svg:height="0.625cm" svg:x="21.23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4" draw:text-style-name="P1" draw:layer="layout" svg:width="0.621cm" svg:height="0.621cm" svg:x="11.873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17" draw:text-style-name="P11" draw:layer="layout" svg:width="0.625cm" svg:height="0.621cm" svg:x="13.743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4" draw:text-style-name="P1" draw:layer="layout" svg:width="0.621cm" svg:height="0.621cm" svg:x="15.617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4" draw:text-style-name="P1" draw:layer="layout" svg:width="0.625cm" svg:height="0.621cm" svg:x="17.487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4" draw:text-style-name="P1" draw:layer="layout" svg:width="0.621cm" svg:height="0.621cm" svg:x="19.36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4" draw:text-style-name="P1" draw:layer="layout" svg:width="0.625cm" svg:height="0.621cm" svg:x="21.23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4" draw:text-style-name="P1" draw:layer="layout" svg:width="0.621cm" svg:height="0.621cm" svg:x="23.105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16" draw:text-style-name="P10" draw:layer="layout" svg:width="0.621cm" svg:height="0.625cm" svg:x="11.873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28" draw:text-style-name="P19" draw:layer="layout" svg:width="0.625cm" svg:height="0.625cm" svg:x="13.743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5" draw:text-style-name="P1" draw:layer="layout" svg:width="0.621cm" svg:height="0.625cm" svg:x="15.617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5" draw:text-style-name="P1" draw:layer="layout" svg:width="0.625cm" svg:height="0.625cm" svg:x="17.487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5" draw:text-style-name="P1" draw:layer="layout" svg:width="0.621cm" svg:height="0.625cm" svg:x="19.36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5" draw:text-style-name="P1" draw:layer="layout" svg:width="0.625cm" svg:height="0.625cm" svg:x="21.23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5" draw:text-style-name="P1" draw:layer="layout" svg:width="0.621cm" svg:height="0.625cm" svg:x="23.105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22" draw:text-style-name="P16" draw:layer="layout" svg:width="0.621cm" svg:height="0.621cm" svg:x="11.87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29" draw:text-style-name="P20" draw:layer="layout" svg:width="0.625cm" svg:height="0.621cm" svg:x="13.743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30" draw:text-style-name="P21" draw:layer="layout" svg:width="0.621cm" svg:height="0.621cm" svg:x="15.61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4" draw:text-style-name="P1" draw:layer="layout" svg:width="0.625cm" svg:height="0.621cm" svg:x="17.487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4" draw:text-style-name="P1" draw:layer="layout" svg:width="0.621cm" svg:height="0.621cm" svg:x="19.36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4" draw:text-style-name="P1" draw:layer="layout" svg:width="0.625cm" svg:height="0.621cm" svg:x="21.23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4" draw:text-style-name="P1" draw:layer="layout" svg:width="0.621cm" svg:height="0.621cm" svg:x="23.105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31" draw:text-style-name="P22" draw:layer="layout" svg:width="0.621cm" svg:height="0.625cm" svg:x="11.87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32" draw:text-style-name="P23" draw:layer="layout" svg:width="0.625cm" svg:height="0.625cm" svg:x="13.743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33" draw:text-style-name="P24" draw:layer="layout" svg:width="0.621cm" svg:height="0.625cm" svg:x="15.61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34" draw:text-style-name="P24" draw:layer="layout" svg:width="0.625cm" svg:height="0.625cm" svg:x="17.487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5" draw:text-style-name="P1" draw:layer="layout" svg:width="0.621cm" svg:height="0.625cm" svg:x="19.36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5" draw:text-style-name="P1" draw:layer="layout" svg:width="0.625cm" svg:height="0.625cm" svg:x="21.23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5" draw:text-style-name="P1" draw:layer="layout" svg:width="0.621cm" svg:height="0.625cm" svg:x="23.105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Group 542" draw:style-name="gr1">
            <draw:g draw:name="Group 543" draw:style-name="gr1">
              <draw:g draw:name="Group 4" draw:style-name="gr2">
                <draw:line draw:name="Line 5" draw:style-name="gr25" draw:text-style-name="P1" draw:layer="layout" svg:x1="21.537cm" svg:y1="0.951cm" svg:x2="21.538cm" svg:y2="10.308cm">
                  <text:p/>
                </draw:line>
                <draw:line draw:name="Line 6" draw:style-name="gr25" draw:text-style-name="P1" draw:layer="layout" svg:x1="21.537cm" svg:y1="10.308cm" svg:x2="32.764cm" svg:y2="10.309cm">
                  <text:p/>
                </draw:line>
                <draw:line draw:name="Line 7" draw:style-name="gr25" draw:text-style-name="P1" draw:layer="layout" svg:x1="32.764cm" svg:y1="10.308cm" svg:x2="32.765cm" svg:y2="0.951cm">
                  <text:p/>
                </draw:line>
                <draw:line draw:name="Line 8" draw:style-name="gr25" draw:text-style-name="P1" draw:layer="layout" svg:x1="32.764cm" svg:y1="0.951cm" svg:x2="21.537cm" svg:y2="0.952cm">
                  <text:p/>
                </draw:line>
                <draw:line draw:name="Line 9" draw:style-name="gr25" draw:text-style-name="P1" draw:layer="layout" svg:x1="23.408cm" svg:y1="0.951cm" svg:x2="23.409cm" svg:y2="10.308cm">
                  <text:p/>
                </draw:line>
                <draw:line draw:name="Line 10" draw:style-name="gr25" draw:text-style-name="P1" draw:layer="layout" svg:x1="25.279cm" svg:y1="0.951cm" svg:x2="25.28cm" svg:y2="10.308cm">
                  <text:p/>
                </draw:line>
                <draw:line draw:name="Line 11" draw:style-name="gr25" draw:text-style-name="P1" draw:layer="layout" svg:x1="27.15cm" svg:y1="0.951cm" svg:x2="27.151cm" svg:y2="10.308cm">
                  <text:p/>
                </draw:line>
                <draw:line draw:name="Line 12" draw:style-name="gr25" draw:text-style-name="P1" draw:layer="layout" svg:x1="29.021cm" svg:y1="0.951cm" svg:x2="29.022cm" svg:y2="10.308cm">
                  <text:p/>
                </draw:line>
                <draw:line draw:name="Line 13" draw:style-name="gr25" draw:text-style-name="P1" draw:layer="layout" svg:x1="30.893cm" svg:y1="0.951cm" svg:x2="30.894cm" svg:y2="10.308cm">
                  <text:p/>
                </draw:line>
                <draw:line draw:name="Line 14" draw:style-name="gr25" draw:text-style-name="P1" draw:layer="layout" svg:x1="21.537cm" svg:y1="2.822cm" svg:x2="32.764cm" svg:y2="2.823cm">
                  <text:p/>
                </draw:line>
                <draw:line draw:name="Line 15" draw:style-name="gr25" draw:text-style-name="P1" draw:layer="layout" svg:x1="21.537cm" svg:y1="4.694cm" svg:x2="32.764cm" svg:y2="4.695cm">
                  <text:p/>
                </draw:line>
                <draw:line draw:name="Line 16" draw:style-name="gr25" draw:text-style-name="P1" draw:layer="layout" svg:x1="21.537cm" svg:y1="6.565cm" svg:x2="32.764cm" svg:y2="6.566cm">
                  <text:p/>
                </draw:line>
                <draw:line draw:name="Line 17" draw:style-name="gr25" draw:text-style-name="P1" draw:layer="layout" svg:x1="21.537cm" svg:y1="8.437cm" svg:x2="32.764cm" svg:y2="8.438cm">
                  <text:p/>
                </draw:line>
                <draw:line draw:name="Line 18" draw:style-name="gr25" draw:text-style-name="P1" draw:layer="layout" svg:x1="21.537cm" svg:y1="8.437cm" svg:x2="31.828cm" svg:y2="8.438cm">
                  <text:p/>
                </draw:line>
              </draw:g>
              <draw:custom-shape draw:name="Oval 19" draw:style-name="gr26" draw:text-style-name="P1" draw:layer="layout" svg:width="0.621cm" svg:height="0.621cm" svg:x="21.224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26" draw:text-style-name="P1" draw:layer="layout" svg:width="0.625cm" svg:height="0.621cm" svg:x="23.094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26" draw:text-style-name="P1" draw:layer="layout" svg:width="0.621cm" svg:height="0.621cm" svg:x="24.968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26" draw:text-style-name="P1" draw:layer="layout" svg:width="0.625cm" svg:height="0.621cm" svg:x="26.838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26" draw:text-style-name="P1" draw:layer="layout" svg:width="0.621cm" svg:height="0.621cm" svg:x="28.712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26" draw:text-style-name="P1" draw:layer="layout" svg:width="0.625cm" svg:height="0.621cm" svg:x="30.581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26" draw:text-style-name="P1" draw:layer="layout" svg:width="0.621cm" svg:height="0.621cm" svg:x="32.456cm" svg:y="10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27" draw:text-style-name="P1" draw:layer="layout" svg:width="0.621cm" svg:height="0.625cm" svg:x="32.456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27" draw:text-style-name="P1" draw:layer="layout" svg:width="0.621cm" svg:height="0.625cm" svg:x="21.224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27" draw:text-style-name="P1" draw:layer="layout" svg:width="0.625cm" svg:height="0.625cm" svg:x="23.094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27" draw:text-style-name="P1" draw:layer="layout" svg:width="0.621cm" svg:height="0.625cm" svg:x="24.968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27" draw:text-style-name="P1" draw:layer="layout" svg:width="0.625cm" svg:height="0.625cm" svg:x="26.838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27" draw:text-style-name="P1" draw:layer="layout" svg:width="0.621cm" svg:height="0.625cm" svg:x="28.712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27" draw:text-style-name="P1" draw:layer="layout" svg:width="0.625cm" svg:height="0.625cm" svg:x="30.581cm" svg:y="8.12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26" draw:text-style-name="P1" draw:layer="layout" svg:width="0.621cm" svg:height="0.621cm" svg:x="21.224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26" draw:text-style-name="P1" draw:layer="layout" svg:width="0.625cm" svg:height="0.621cm" svg:x="23.094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26" draw:text-style-name="P1" draw:layer="layout" svg:width="0.621cm" svg:height="0.621cm" svg:x="24.968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26" draw:text-style-name="P1" draw:layer="layout" svg:width="0.625cm" svg:height="0.621cm" svg:x="26.838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26" draw:text-style-name="P1" draw:layer="layout" svg:width="0.621cm" svg:height="0.621cm" svg:x="28.712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26" draw:text-style-name="P1" draw:layer="layout" svg:width="0.625cm" svg:height="0.621cm" svg:x="30.581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26" draw:text-style-name="P1" draw:layer="layout" svg:width="0.621cm" svg:height="0.621cm" svg:x="32.456cm" svg:y="6.256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27" draw:text-style-name="P1" draw:layer="layout" svg:width="0.621cm" svg:height="0.625cm" svg:x="21.224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27" draw:text-style-name="P1" draw:layer="layout" svg:width="0.625cm" svg:height="0.625cm" svg:x="23.094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27" draw:text-style-name="P1" draw:layer="layout" svg:width="0.621cm" svg:height="0.625cm" svg:x="24.968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27" draw:text-style-name="P1" draw:layer="layout" svg:width="0.625cm" svg:height="0.625cm" svg:x="26.838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27" draw:text-style-name="P1" draw:layer="layout" svg:width="0.621cm" svg:height="0.625cm" svg:x="28.712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27" draw:text-style-name="P1" draw:layer="layout" svg:width="0.625cm" svg:height="0.625cm" svg:x="30.581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27" draw:text-style-name="P1" draw:layer="layout" svg:width="0.621cm" svg:height="0.625cm" svg:x="32.456cm" svg:y="4.38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26" draw:text-style-name="P1" draw:layer="layout" svg:width="0.621cm" svg:height="0.621cm" svg:x="21.224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26" draw:text-style-name="P1" draw:layer="layout" svg:width="0.625cm" svg:height="0.621cm" svg:x="23.094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26" draw:text-style-name="P1" draw:layer="layout" svg:width="0.621cm" svg:height="0.621cm" svg:x="24.968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26" draw:text-style-name="P1" draw:layer="layout" svg:width="0.625cm" svg:height="0.621cm" svg:x="26.838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26" draw:text-style-name="P1" draw:layer="layout" svg:width="0.621cm" svg:height="0.621cm" svg:x="28.712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26" draw:text-style-name="P1" draw:layer="layout" svg:width="0.625cm" svg:height="0.621cm" svg:x="30.581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26" draw:text-style-name="P1" draw:layer="layout" svg:width="0.621cm" svg:height="0.621cm" svg:x="32.456cm" svg:y="2.512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27" draw:text-style-name="P1" draw:layer="layout" svg:width="0.621cm" svg:height="0.625cm" svg:x="21.224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27" draw:text-style-name="P1" draw:layer="layout" svg:width="0.625cm" svg:height="0.625cm" svg:x="23.094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27" draw:text-style-name="P1" draw:layer="layout" svg:width="0.621cm" svg:height="0.625cm" svg:x="24.968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27" draw:text-style-name="P1" draw:layer="layout" svg:width="0.625cm" svg:height="0.625cm" svg:x="26.838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27" draw:text-style-name="P1" draw:layer="layout" svg:width="0.621cm" svg:height="0.625cm" svg:x="28.712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27" draw:text-style-name="P1" draw:layer="layout" svg:width="0.625cm" svg:height="0.625cm" svg:x="30.581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27" draw:text-style-name="P1" draw:layer="layout" svg:width="0.621cm" svg:height="0.625cm" svg:x="32.456cm" svg:y="0.638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Group 544" draw:style-name="gr1">
              <draw:g draw:name="Group 4" draw:style-name="gr2">
                <draw:line draw:name="Line 5" draw:style-name="gr25" draw:text-style-name="P1" draw:layer="layout" svg:x1="21.537cm" svg:y1="8.436cm" svg:x2="21.538cm" svg:y2="17.793cm">
                  <text:p/>
                </draw:line>
                <draw:line draw:name="Line 6" draw:style-name="gr25" draw:text-style-name="P1" draw:layer="layout" svg:x1="21.537cm" svg:y1="17.793cm" svg:x2="32.764cm" svg:y2="17.794cm">
                  <text:p/>
                </draw:line>
                <draw:line draw:name="Line 7" draw:style-name="gr25" draw:text-style-name="P1" draw:layer="layout" svg:x1="32.764cm" svg:y1="17.793cm" svg:x2="32.765cm" svg:y2="8.436cm">
                  <text:p/>
                </draw:line>
                <draw:line draw:name="Line 8" draw:style-name="gr25" draw:text-style-name="P1" draw:layer="layout" svg:x1="32.764cm" svg:y1="8.436cm" svg:x2="21.537cm" svg:y2="8.437cm">
                  <text:p/>
                </draw:line>
                <draw:line draw:name="Line 9" draw:style-name="gr25" draw:text-style-name="P1" draw:layer="layout" svg:x1="23.408cm" svg:y1="8.436cm" svg:x2="23.409cm" svg:y2="17.793cm">
                  <text:p/>
                </draw:line>
                <draw:line draw:name="Line 10" draw:style-name="gr25" draw:text-style-name="P1" draw:layer="layout" svg:x1="25.279cm" svg:y1="8.436cm" svg:x2="25.28cm" svg:y2="17.793cm">
                  <text:p/>
                </draw:line>
                <draw:line draw:name="Line 11" draw:style-name="gr25" draw:text-style-name="P1" draw:layer="layout" svg:x1="27.15cm" svg:y1="8.436cm" svg:x2="27.151cm" svg:y2="17.793cm">
                  <text:p/>
                </draw:line>
                <draw:line draw:name="Line 12" draw:style-name="gr25" draw:text-style-name="P1" draw:layer="layout" svg:x1="29.021cm" svg:y1="8.436cm" svg:x2="29.022cm" svg:y2="17.793cm">
                  <text:p/>
                </draw:line>
                <draw:line draw:name="Line 13" draw:style-name="gr25" draw:text-style-name="P1" draw:layer="layout" svg:x1="30.893cm" svg:y1="8.436cm" svg:x2="30.894cm" svg:y2="17.793cm">
                  <text:p/>
                </draw:line>
                <draw:line draw:name="Line 14" draw:style-name="gr25" draw:text-style-name="P1" draw:layer="layout" svg:x1="21.537cm" svg:y1="10.307cm" svg:x2="32.764cm" svg:y2="10.308cm">
                  <text:p/>
                </draw:line>
                <draw:line draw:name="Line 15" draw:style-name="gr25" draw:text-style-name="P1" draw:layer="layout" svg:x1="21.537cm" svg:y1="12.179cm" svg:x2="32.764cm" svg:y2="12.18cm">
                  <text:p/>
                </draw:line>
                <draw:line draw:name="Line 16" draw:style-name="gr25" draw:text-style-name="P1" draw:layer="layout" svg:x1="21.537cm" svg:y1="14.05cm" svg:x2="32.764cm" svg:y2="14.051cm">
                  <text:p/>
                </draw:line>
                <draw:line draw:name="Line 17" draw:style-name="gr25" draw:text-style-name="P1" draw:layer="layout" svg:x1="21.537cm" svg:y1="15.922cm" svg:x2="32.764cm" svg:y2="15.923cm">
                  <text:p/>
                </draw:line>
                <draw:line draw:name="Line 18" draw:style-name="gr25" draw:text-style-name="P1" draw:layer="layout" svg:x1="21.537cm" svg:y1="15.922cm" svg:x2="31.828cm" svg:y2="15.923cm">
                  <text:p/>
                </draw:line>
              </draw:g>
              <draw:custom-shape draw:name="Oval 19" draw:style-name="gr26" draw:text-style-name="P1" draw:layer="layout" svg:width="0.621cm" svg:height="0.621cm" svg:x="21.224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0" draw:style-name="gr26" draw:text-style-name="P1" draw:layer="layout" svg:width="0.625cm" svg:height="0.621cm" svg:x="23.094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1" draw:style-name="gr26" draw:text-style-name="P1" draw:layer="layout" svg:width="0.621cm" svg:height="0.621cm" svg:x="24.968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2" draw:style-name="gr26" draw:text-style-name="P1" draw:layer="layout" svg:width="0.625cm" svg:height="0.621cm" svg:x="26.838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3" draw:style-name="gr26" draw:text-style-name="P1" draw:layer="layout" svg:width="0.621cm" svg:height="0.621cm" svg:x="28.712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4" draw:style-name="gr26" draw:text-style-name="P1" draw:layer="layout" svg:width="0.625cm" svg:height="0.621cm" svg:x="30.581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5" draw:style-name="gr26" draw:text-style-name="P1" draw:layer="layout" svg:width="0.621cm" svg:height="0.621cm" svg:x="32.456cm" svg:y="17.485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6" draw:style-name="gr27" draw:text-style-name="P1" draw:layer="layout" svg:width="0.621cm" svg:height="0.625cm" svg:x="32.456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7" draw:style-name="gr27" draw:text-style-name="P1" draw:layer="layout" svg:width="0.621cm" svg:height="0.625cm" svg:x="21.224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8" draw:style-name="gr27" draw:text-style-name="P1" draw:layer="layout" svg:width="0.625cm" svg:height="0.625cm" svg:x="23.094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29" draw:style-name="gr27" draw:text-style-name="P1" draw:layer="layout" svg:width="0.621cm" svg:height="0.625cm" svg:x="24.968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0" draw:style-name="gr27" draw:text-style-name="P1" draw:layer="layout" svg:width="0.625cm" svg:height="0.625cm" svg:x="26.838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1" draw:style-name="gr27" draw:text-style-name="P1" draw:layer="layout" svg:width="0.621cm" svg:height="0.625cm" svg:x="28.712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2" draw:style-name="gr27" draw:text-style-name="P1" draw:layer="layout" svg:width="0.625cm" svg:height="0.625cm" svg:x="30.581cm" svg:y="15.61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3" draw:style-name="gr26" draw:text-style-name="P1" draw:layer="layout" svg:width="0.621cm" svg:height="0.621cm" svg:x="21.224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4" draw:style-name="gr26" draw:text-style-name="P1" draw:layer="layout" svg:width="0.625cm" svg:height="0.621cm" svg:x="23.094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5" draw:style-name="gr26" draw:text-style-name="P1" draw:layer="layout" svg:width="0.621cm" svg:height="0.621cm" svg:x="24.968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6" draw:style-name="gr26" draw:text-style-name="P1" draw:layer="layout" svg:width="0.625cm" svg:height="0.621cm" svg:x="26.838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7" draw:style-name="gr26" draw:text-style-name="P1" draw:layer="layout" svg:width="0.621cm" svg:height="0.621cm" svg:x="28.712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8" draw:style-name="gr26" draw:text-style-name="P1" draw:layer="layout" svg:width="0.625cm" svg:height="0.621cm" svg:x="30.581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39" draw:style-name="gr26" draw:text-style-name="P1" draw:layer="layout" svg:width="0.621cm" svg:height="0.621cm" svg:x="32.456cm" svg:y="13.741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0" draw:style-name="gr27" draw:text-style-name="P1" draw:layer="layout" svg:width="0.621cm" svg:height="0.625cm" svg:x="21.224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1" draw:style-name="gr27" draw:text-style-name="P1" draw:layer="layout" svg:width="0.625cm" svg:height="0.625cm" svg:x="23.094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2" draw:style-name="gr27" draw:text-style-name="P1" draw:layer="layout" svg:width="0.621cm" svg:height="0.625cm" svg:x="24.968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3" draw:style-name="gr27" draw:text-style-name="P1" draw:layer="layout" svg:width="0.625cm" svg:height="0.625cm" svg:x="26.838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4" draw:style-name="gr27" draw:text-style-name="P1" draw:layer="layout" svg:width="0.621cm" svg:height="0.625cm" svg:x="28.712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5" draw:style-name="gr27" draw:text-style-name="P1" draw:layer="layout" svg:width="0.625cm" svg:height="0.625cm" svg:x="30.581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6" draw:style-name="gr27" draw:text-style-name="P1" draw:layer="layout" svg:width="0.621cm" svg:height="0.625cm" svg:x="32.456cm" svg:y="11.86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7" draw:style-name="gr26" draw:text-style-name="P1" draw:layer="layout" svg:width="0.621cm" svg:height="0.621cm" svg:x="21.224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8" draw:style-name="gr26" draw:text-style-name="P1" draw:layer="layout" svg:width="0.625cm" svg:height="0.621cm" svg:x="23.094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49" draw:style-name="gr26" draw:text-style-name="P1" draw:layer="layout" svg:width="0.621cm" svg:height="0.621cm" svg:x="24.968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0" draw:style-name="gr26" draw:text-style-name="P1" draw:layer="layout" svg:width="0.625cm" svg:height="0.621cm" svg:x="26.838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1" draw:style-name="gr26" draw:text-style-name="P1" draw:layer="layout" svg:width="0.621cm" svg:height="0.621cm" svg:x="28.712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2" draw:style-name="gr26" draw:text-style-name="P1" draw:layer="layout" svg:width="0.625cm" svg:height="0.621cm" svg:x="30.581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3" draw:style-name="gr26" draw:text-style-name="P1" draw:layer="layout" svg:width="0.621cm" svg:height="0.621cm" svg:x="32.456cm" svg:y="9.997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4" draw:style-name="gr27" draw:text-style-name="P1" draw:layer="layout" svg:width="0.621cm" svg:height="0.625cm" svg:x="21.224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5" draw:style-name="gr27" draw:text-style-name="P1" draw:layer="layout" svg:width="0.625cm" svg:height="0.625cm" svg:x="23.094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6" draw:style-name="gr27" draw:text-style-name="P1" draw:layer="layout" svg:width="0.621cm" svg:height="0.625cm" svg:x="24.968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7" draw:style-name="gr27" draw:text-style-name="P1" draw:layer="layout" svg:width="0.625cm" svg:height="0.625cm" svg:x="26.838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8" draw:style-name="gr27" draw:text-style-name="P1" draw:layer="layout" svg:width="0.621cm" svg:height="0.625cm" svg:x="28.712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59" draw:style-name="gr27" draw:text-style-name="P1" draw:layer="layout" svg:width="0.625cm" svg:height="0.625cm" svg:x="30.581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Oval 60" draw:style-name="gr27" draw:text-style-name="P1" draw:layer="layout" svg:width="0.621cm" svg:height="0.625cm" svg:x="32.456cm" svg:y="8.123cm">
                <text:p/>
      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line draw:style-name="gr35" draw:text-style-name="P26" draw:layer="layout" svg:x1="0.942cm" svg:y1="4.692cm" svg:x2="21.537cm" svg:y2="4.696cm">
            <text:p text:style-name="P25"/>
          </draw:line>
          <draw:frame draw:style-name="gr36" draw:text-style-name="P27" draw:layer="layout" svg:width="1.543cm" svg:height="0.962cm" svg:x="0.962cm" svg:y="3.729cm">
            <draw:text-box>
              <text:p>y=7</text:p>
            </draw:text-box>
          </draw:frame>
          <draw:frame draw:style-name="gr36" draw:text-style-name="P27" draw:layer="layout" svg:width="0.853cm" svg:height="0.962cm" svg:x="0.508cm" svg:y="18.031cm">
            <draw:text-box>
              <text:p>0</text:p>
            </draw:text-box>
          </draw:frame>
          <draw:frame draw:style-name="gr36" draw:text-style-name="P27" draw:layer="layout" svg:width="0.853cm" svg:height="0.962cm" svg:x="2.375cm" svg:y="18.088cm">
            <draw:text-box>
              <text:p>1</text:p>
            </draw:text-box>
          </draw:frame>
          <draw:frame draw:style-name="gr36" draw:text-style-name="P27" draw:layer="layout" svg:width="0.853cm" svg:height="0.962cm" svg:x="4.279cm" svg:y="18.088cm">
            <draw:text-box>
              <text:p>2</text:p>
            </draw:text-box>
          </draw:frame>
          <draw:frame draw:style-name="gr36" draw:text-style-name="P27" draw:layer="layout" svg:width="0.853cm" svg:height="0.962cm" svg:x="6.145cm" svg:y="18.088cm">
            <draw:text-box>
              <text:p>3</text:p>
            </draw:text-box>
          </draw:frame>
          <draw:frame draw:style-name="gr36" draw:text-style-name="P27" draw:layer="layout" svg:width="0.853cm" svg:height="0.962cm" svg:x="8.03cm" svg:y="18.088cm">
            <draw:text-box>
              <text:p>4</text:p>
            </draw:text-box>
          </draw:frame>
          <draw:frame draw:style-name="gr36" draw:text-style-name="P27" draw:layer="layout" svg:width="0.853cm" svg:height="0.962cm" svg:x="9.897cm" svg:y="18.088cm">
            <draw:text-box>
              <text:p>5</text:p>
            </draw:text-box>
          </draw:frame>
          <draw:frame draw:style-name="gr36" draw:text-style-name="P27" draw:layer="layout" svg:width="0.853cm" svg:height="0.962cm" svg:x="11.744cm" svg:y="18.088cm">
            <draw:text-box>
              <text:p>6</text:p>
            </draw:text-box>
          </draw:frame>
          <draw:frame draw:style-name="gr36" draw:text-style-name="P27" draw:layer="layout" svg:width="0.853cm" svg:height="0.962cm" svg:x="13.648cm" svg:y="18.088cm">
            <draw:text-box>
              <text:p>7</text:p>
            </draw:text-box>
          </draw:frame>
          <draw:frame draw:style-name="gr36" draw:text-style-name="P27" draw:layer="layout" svg:width="0.853cm" svg:height="0.962cm" svg:x="15.477cm" svg:y="18.088cm">
            <draw:text-box>
              <text:p>8</text:p>
            </draw:text-box>
          </draw:frame>
          <draw:frame draw:style-name="gr36" draw:text-style-name="P27" draw:layer="layout" svg:width="0.853cm" svg:height="0.962cm" svg:x="17.363cm" svg:y="18.088cm">
            <draw:text-box>
              <text:p>9</text:p>
            </draw:text-box>
          </draw:frame>
          <draw:frame draw:style-name="gr36" draw:text-style-name="P27" draw:layer="layout" svg:width="1.205cm" svg:height="0.962cm" svg:x="19.085cm" svg:y="18.088cm">
            <draw:text-box>
              <text:p>10</text:p>
            </draw:text-box>
          </draw:frame>
          <draw:frame draw:style-name="gr37" draw:text-style-name="P27" draw:layer="layout" svg:width="0.417cm" svg:height="0.962cm" svg:x="0cm" svg:y="17.27cm">
            <draw:text-box>
              <text:p>0</text:p>
            </draw:text-box>
          </draw:frame>
          <draw:frame draw:style-name="gr37" draw:text-style-name="P27" draw:layer="layout" svg:width="0.417cm" svg:height="0.962cm" svg:x="0cm" svg:y="15.44cm">
            <draw:text-box>
              <text:p>1</text:p>
            </draw:text-box>
          </draw:frame>
          <draw:frame draw:style-name="gr37" draw:text-style-name="P27" draw:layer="layout" svg:width="0.417cm" svg:height="0.962cm" svg:x="0cm" svg:y="13.573cm">
            <draw:text-box>
              <text:p>2</text:p>
            </draw:text-box>
          </draw:frame>
          <draw:frame draw:style-name="gr37" draw:text-style-name="P27" draw:layer="layout" svg:width="0.417cm" svg:height="0.962cm" svg:x="0cm" svg:y="11.652cm">
            <draw:text-box>
              <text:p>3</text:p>
            </draw:text-box>
          </draw:frame>
          <draw:frame draw:style-name="gr37" draw:text-style-name="P27" draw:layer="layout" svg:width="0.417cm" svg:height="0.962cm" svg:x="0cm" svg:y="9.768cm">
            <draw:text-box>
              <text:p>4</text:p>
            </draw:text-box>
          </draw:frame>
          <draw:frame draw:style-name="gr37" draw:text-style-name="P27" draw:layer="layout" svg:width="0.417cm" svg:height="0.962cm" svg:x="0cm" svg:y="7.92cm">
            <draw:text-box>
              <text:p>5</text:p>
            </draw:text-box>
          </draw:frame>
          <draw:frame draw:style-name="gr37" draw:text-style-name="P27" draw:layer="layout" svg:width="0.417cm" svg:height="0.962cm" svg:x="0cm" svg:y="6.09cm">
            <draw:text-box>
              <text:p>6</text:p>
            </draw:text-box>
          </draw:frame>
          <draw:frame draw:style-name="gr37" draw:text-style-name="P27" draw:layer="layout" svg:width="0.417cm" svg:height="0.962cm" svg:x="0cm" svg:y="4.187cm">
            <draw:text-box>
              <text:p>7</text:p>
            </draw:text-box>
          </draw:frame>
          <draw:frame draw:style-name="gr37" draw:text-style-name="P27" draw:layer="layout" svg:width="0.417cm" svg:height="0.962cm" svg:x="0cm" svg:y="2.357cm">
            <draw:text-box>
              <text:p>8</text:p>
            </draw:text-box>
          </draw:frame>
          <draw:frame draw:style-name="gr37" draw:text-style-name="P27" draw:layer="layout" svg:width="0.417cm" svg:height="0.962cm" svg:x="0cm" svg:y="0.49cm">
            <draw:text-box>
              <text:p>9</text:p>
            </draw:text-box>
          </draw:frame>
          <draw:frame draw:style-name="gr36" draw:text-style-name="P29" draw:layer="layout" svg:width="0.959cm" svg:height="0.962cm" svg:x="6.562cm" svg:y="15.923cm">
            <draw:text-box>
              <text:p text:style-name="P28"><text:span text:style-name="T1">A</text:span></text:p>
            </draw:text-box>
          </draw:frame>
          <draw:frame draw:style-name="gr36" draw:text-style-name="P29" draw:layer="layout" svg:width="0.959cm" svg:height="0.962cm" svg:x="1.861cm" svg:y="9.342cm">
            <draw:text-box>
              <text:p text:style-name="P28"><text:span text:style-name="T1">B</text:span></text:p>
            </draw:text-box>
          </draw:frame>
          <draw:frame draw:style-name="gr36" draw:text-style-name="P29" draw:layer="layout" svg:width="0.959cm" svg:height="0.962cm" svg:x="10.305cm" svg:y="3.729cm">
            <draw:text-box>
              <text:p text:style-name="P28"><text:span text:style-name="T1">C</text:span></text:p>
            </draw:text-box>
          </draw:frame>
          <draw:frame draw:style-name="gr36" draw:text-style-name="P29" draw:layer="layout" svg:width="0.959cm" svg:height="0.962cm" svg:x="17.801cm" svg:y="7.474cm">
            <draw:text-box>
              <text:p text:style-name="P28"><text:span text:style-name="T1">D</text:span></text:p>
            </draw:text-box>
          </draw:frame>
          <draw:frame draw:style-name="gr36" draw:text-style-name="P29" draw:layer="layout" svg:width="0.925cm" svg:height="0.962cm" svg:x="14.058cm" svg:y="14.05cm">
            <draw:text-box>
              <text:p text:style-name="P28"><text:span text:style-name="T1">E</text:span></text:p>
            </draw:text-box>
          </draw:frame>
          <draw:frame draw:style-name="gr36" draw:text-style-name="P29" draw:layer="layout" svg:width="0.887cm" svg:height="0.962cm" svg:x="10.304cm" svg:y="12.489cm">
            <draw:text-box>
              <text:p text:style-name="P28"><text:span text:style-name="T1">F</text:span></text:p>
            </draw:text-box>
          </draw:frame>
        </draw:g>
        <draw:line draw:style-name="gr38" draw:text-style-name="P26" draw:layer="layout" svg:x1="6.561cm" svg:y1="15.92cm" svg:x2="2.82cm" svg:y2="10.304cm">
          <text:p/>
        </draw:line>
        <draw:line draw:style-name="gr38" draw:text-style-name="P26" draw:layer="layout" svg:x1="2.819cm" svg:y1="10.304cm" svg:x2="10.305cm" svg:y2="4.692cm">
          <text:p/>
        </draw:line>
        <draw:line draw:style-name="gr38" draw:text-style-name="P26" draw:layer="layout" svg:x1="10.304cm" svg:y1="4.691cm" svg:x2="17.801cm" svg:y2="8.438cm">
          <text:p/>
        </draw:line>
        <draw:line draw:style-name="gr38" draw:text-style-name="P26" draw:layer="layout" svg:x1="17.8cm" svg:y1="8.436cm" svg:x2="14.058cm" svg:y2="14.05cm">
          <text:p/>
        </draw:line>
        <draw:line draw:style-name="gr38" draw:text-style-name="P26" draw:layer="layout" svg:x1="14.058cm" svg:y1="14.05cm" svg:x2="10.304cm" svg:y2="12.176cm">
          <text:p/>
        </draw:line>
        <draw:line draw:style-name="gr38" draw:text-style-name="P26" draw:layer="layout" svg:x1="10.304cm" svg:y1="12.177cm" svg:x2="6.561cm" svg:y2="15.919cm">
          <text:p/>
        </draw:lin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5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G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11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10">Fourth level</text:span></text:p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4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5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ta Tsompanopoulou</meta:initial-creator>
    <meta:editing-cycles>7</meta:editing-cycles>
    <meta:creation-date>2024-11-04T15:13:25</meta:creation-date>
    <dc:date>2025-12-05T21:28:42.055428719</dc:date>
    <meta:editing-duration>PT53M22S</meta:editing-duration>
    <meta:generator>LibreOffice/24.2.7.2$Linux_X86_64 LibreOffice_project/420$Build-2</meta:generator>
    <meta:document-statistic meta:object-count="524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